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QUISPE, WILMAR YESEN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001798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QUISPE, WILMAR YESEN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0179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3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3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28147236</text:p>
          </table:table-cell>
          <table:table-cell table:style-name="Tabla2.A2" office:value-type="string">
            <text:p text:style-name="P7">154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UPO GONBU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7:03:3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